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paragraph" style:name="a3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918in" fo:padding-bottom="0.0918in" fo:padding-left="0.0918in" fo:padding-right="0.0918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9934in" fo:padding-bottom="0.09934in" fo:padding-left="0.09934in" fo:padding-right="0.0993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.09441in" fo:padding-left="0.06294in" fo:padding-right="0.06294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102in" fo:padding-bottom="0.102in" fo:padding-left="0.102in" fo:padding-right="0.102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6294in" fo:padding-bottom="0.06294in" fo:padding-left="0in" fo:padding-right="0.09441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.07485in" fo:padding-left="0.06294in" fo:padding-right="0.06294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10483in" fo:padding-bottom="0.10483in" fo:padding-left="0.10483in" fo:padding-right="0.10483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6294in" fo:padding-bottom="0.06294in" fo:padding-left="0.0807in" fo:padding-right="0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9549in" fo:padding-bottom="0.09549in" fo:padding-left="0.09549in" fo:padding-right="0.0954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6294in" fo:padding-bottom="0.06294in" fo:padding-left="0.09441in" fo:padding-right="0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6294in" fo:padding-bottom="0.06294in" fo:padding-left="0in" fo:padding-right="0.09441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9059in" fo:padding-bottom="0.09059in" fo:padding-left="0.09059in" fo:padding-right="0.0905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/>
    </style:style>
    <style:style style:family="graphic" style:name="a8">
      <style:graphic-properties fo:wrap-option="wrap" fo:padding-top="0.09694in" fo:padding-bottom="0.09694in" fo:padding-left="0.09694in" fo:padding-right="0.09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7759in" fo:padding-bottom="0.07759in" fo:padding-left="0.07759in" fo:padding-right="0.07759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6294in" fo:padding-bottom="0.06294in" fo:padding-left="0in" fo:padding-right="0.0807in" draw:textarea-vertical-align="middle" draw:textarea-horizontal-align="center" draw:fill="solid" draw:fill-color="#b5cbe7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<draw:g draw:name="Diagram 1" draw:id="id15" draw:style-name="a45" text:anchor-type="as-char"><svg:title/><svg:desc/><draw:custom-shape svg:x="0.03293in" svg:y="0.07204in" svg:width="1.95284in" svg:height="1.2687in" draw:id="id0" draw:style-name="a2"><svg:title/><svg:desc/><text:p text:style-name="a1" text:class-names="" text:cond-style-name=""><text:span text:style-name="a0" text:class-names="">Rapat Pembentukan Tim Penyusun Visi, Misi, Tujuan serta sasaran Prodi Sistem Informasi</text:span></text:p><draw:enhanced-geometry draw:type="non-primitive" svg:viewBox="0 0 1785680 1160101" draw:enhanced-path="M 0 116010 C 0 51939 51939 0 116010 0 L 1669670 0 C 1733741 0 1785680 51939 1785680 116010 L 1785680 1044091 C 1785680 1108162 1733741 1160101 1669670 1160101 L 116010 1160101 C 51939 1160101 0 1108162 0 1044091 L 0 116010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5680"/><draw:equation draw:name="f7" draw:formula="?f4 / 1160101"/><draw:equation draw:name="f8" draw:formula="0 * ?f5 / 1785680"/><draw:equation draw:name="f9" draw:formula="116010 * ?f4 / 1160101"/><draw:equation draw:name="f10" draw:formula="116010 * ?f5 / 1785680"/><draw:equation draw:name="f11" draw:formula="0 * ?f4 / 1160101"/><draw:equation draw:name="f12" draw:formula="1669670 * ?f5 / 1785680"/><draw:equation draw:name="f13" draw:formula="1785680 * ?f5 / 1785680"/><draw:equation draw:name="f14" draw:formula="1044091 * ?f4 / 1160101"/><draw:equation draw:name="f15" draw:formula="1160101 * ?f4 / 116010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width="0.44251in" svg:height="0.31469in" draw:id="id1" draw:style-name="a5" draw:transform="translate(-0.22126in -0.15735in) rotate(-6.27953) translate(2.39071in 0.70134in)"><svg:title/><svg:desc/><text:p text:style-name="a4" text:class-names="" text:cond-style-name=""><text:span text:style-name="a3" text:class-names=""/></text:p><draw:enhanced-geometry draw:type="non-primitive" svg:viewBox="0 0 404633 287754" draw:enhanced-path="M 0 57551 L 260756 57551 260756 0 404633 143877 260756 287754 260756 230203 0 230203 0 5755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4633"/><draw:equation draw:name="f7" draw:formula="?f4 / 287754"/><draw:equation draw:name="f8" draw:formula="0 * ?f5 / 404633"/><draw:equation draw:name="f9" draw:formula="57551 * ?f4 / 287754"/><draw:equation draw:name="f10" draw:formula="260756 * ?f5 / 404633"/><draw:equation draw:name="f11" draw:formula="0 * ?f4 / 287754"/><draw:equation draw:name="f12" draw:formula="404633 * ?f5 / 404633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82069in" svg:y="0.037in" svg:width="1.99347in" svg:height="1.31823in" draw:id="id2" draw:style-name="a8"><svg:title/><svg:desc/><text:p text:style-name="a7" text:class-names="" text:cond-style-name=""><text:span text:style-name="a6" text:class-names="">Dekan menetapkan Tim Penyusun Visi, Misi, Tujuan serta sasaran Prodi Sistem Informasi melalui SK Dekan</text:span></text:p><draw:enhanced-geometry draw:type="non-primitive" svg:viewBox="0 0 1822833 1205388" draw:enhanced-path="M 0 120539 C 0 53967 53967 0 120539 0 L 1702294 0 C 1768866 0 1822833 53967 1822833 120539 L 1822833 1084849 C 1822833 1151421 1768866 1205388 1702294 1205388 L 120539 1205388 C 53967 1205388 0 1151421 0 1084849 L 0 12053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22833"/><draw:equation draw:name="f7" draw:formula="?f4 / 1205388"/><draw:equation draw:name="f8" draw:formula="0 * ?f5 / 1822833"/><draw:equation draw:name="f9" draw:formula="120539 * ?f4 / 1205388"/><draw:equation draw:name="f10" draw:formula="120539 * ?f5 / 1822833"/><draw:equation draw:name="f11" draw:formula="0 * ?f4 / 1205388"/><draw:equation draw:name="f12" draw:formula="1702294 * ?f5 / 1822833"/><draw:equation draw:name="f13" draw:formula="1822833 * ?f5 / 1822833"/><draw:equation draw:name="f14" draw:formula="1084849 * ?f4 / 1205388"/><draw:equation draw:name="f15" draw:formula="1205388 * ?f4 / 120538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width="0.31469in" svg:height="0.24951in" draw:id="id3" draw:style-name="a11" draw:transform="translate(-0.15735in -0.12475in) rotate(-6.26696) translate(3.83183in 1.58352in)"><svg:title/><svg:desc/><text:p text:style-name="a10" text:class-names="" text:cond-style-name=""><text:span text:style-name="a9" text:class-names=""/></text:p><draw:enhanced-geometry draw:type="non-primitive" svg:viewBox="0 0 228148 287754" draw:enhanced-path="M 182518 1 L 182518 143877 228148 143877 114074 287753 0 143877 45630 143877 45630 1 182518 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8148"/><draw:equation draw:name="f7" draw:formula="?f4 / 287754"/><draw:equation draw:name="f8" draw:formula="0 * ?f5 / 228148"/><draw:equation draw:name="f9" draw:formula="57551 * ?f4 / 287754"/><draw:equation draw:name="f10" draw:formula="114074 * ?f5 / 228148"/><draw:equation draw:name="f11" draw:formula="0 * ?f4 / 287754"/><draw:equation draw:name="f12" draw:formula="228148 * ?f5 / 228148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58818in" svg:y="1.82593in" svg:width="2.52094in" svg:height="1.58745in" draw:id="id4" draw:style-name="a14"><svg:title/><svg:desc/><text:p text:style-name="a13" text:class-names="" text:cond-style-name=""><text:span text:style-name="a12" text:class-names="">Tim melakukan Focus Froup Discussion dengan berbagai pihak meliputi dosen, tenaga kependidikan, jurusan, fakultas, LPM, mahasiswa, alumni dan stakeholder</text:span></text:p><draw:enhanced-geometry draw:type="non-primitive" svg:viewBox="0 0 2305147 1451564" draw:enhanced-path="M 0 145156 C 0 64989 64989 0 145156 0 L 2159991 0 C 2240158 0 2305147 64989 2305147 145156 L 2305147 1306408 C 2305147 1386575 2240158 1451564 2159991 1451564 L 145156 1451564 C 64989 1451564 0 1386575 0 1306408 L 0 14515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05147"/><draw:equation draw:name="f7" draw:formula="?f4 / 1451564"/><draw:equation draw:name="f8" draw:formula="0 * ?f5 / 2305147"/><draw:equation draw:name="f9" draw:formula="145156 * ?f4 / 1451564"/><draw:equation draw:name="f10" draw:formula="145156 * ?f5 / 2305147"/><draw:equation draw:name="f11" draw:formula="0 * ?f4 / 1451564"/><draw:equation draw:name="f12" draw:formula="2159991 * ?f5 / 2305147"/><draw:equation draw:name="f13" draw:formula="2305147 * ?f5 / 2305147"/><draw:equation draw:name="f14" draw:formula="1306408 * ?f4 / 1451564"/><draw:equation draw:name="f15" draw:formula="1451564 * ?f4 / 145156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2075in" svg:y="2.46231in" svg:width="0.26901in" svg:height="0.31469in" draw:id="id5" draw:style-name="a17"><svg:title/><svg:desc/><text:p text:style-name="a16" text:class-names="" text:cond-style-name=""><text:span text:style-name="a15" text:class-names=""/></text:p><draw:enhanced-geometry draw:type="non-primitive" svg:viewBox="0 0 245983 287754" draw:enhanced-path="M 245983 230203 L 122991 230203 122991 287754 0 143877 122991 0 122991 57551 245983 57551 245983 230203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5983"/><draw:equation draw:name="f7" draw:formula="?f4 / 287754"/><draw:equation draw:name="f8" draw:formula="0 * ?f5 / 245983"/><draw:equation draw:name="f9" draw:formula="57551 * ?f4 / 287754"/><draw:equation draw:name="f10" draw:formula="122992 * ?f5 / 245983"/><draw:equation draw:name="f11" draw:formula="0 * ?f4 / 287754"/><draw:equation draw:name="f12" draw:formula="245983 * ?f5 / 245983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09548in" svg:y="1.91969in" svg:width="1.98512in" svg:height="1.39994in" draw:id="id6" draw:style-name="a20"><svg:title/><svg:desc/><text:p text:style-name="a19" text:class-names="" text:cond-style-name=""><text:span text:style-name="a18" text:class-names="">Tim menyusun draft Visi, Misi, Tujuan serta sasaran Prodi Sistem Informasi dengan memperhatikan analisis SWOT</text:span></text:p><draw:enhanced-geometry draw:type="non-primitive" svg:viewBox="0 0 1815198 1280109" draw:enhanced-path="M 0 128011 C 0 57312 57312 0 128011 0 L 1687187 0 C 1757886 0 1815198 57312 1815198 128011 L 1815198 1152098 C 1815198 1222797 1757886 1280109 1687187 1280109 L 128011 1280109 C 57312 1280109 0 1222797 0 1152098 L 0 128011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15198"/><draw:equation draw:name="f7" draw:formula="?f4 / 1280109"/><draw:equation draw:name="f8" draw:formula="0 * ?f5 / 1815198"/><draw:equation draw:name="f9" draw:formula="128011 * ?f4 / 1280109"/><draw:equation draw:name="f10" draw:formula="128011 * ?f5 / 1815198"/><draw:equation draw:name="f11" draw:formula="0 * ?f4 / 1280109"/><draw:equation draw:name="f12" draw:formula="1687187 * ?f5 / 1815198"/><draw:equation draw:name="f13" draw:formula="1815198 * ?f5 / 1815198"/><draw:equation draw:name="f14" draw:formula="1152098 * ?f4 / 1280109"/><draw:equation draw:name="f15" draw:formula="1280109 * ?f4 / 1280109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width="0.31469in" svg:height="0.32128in" draw:id="id7" draw:style-name="a23" draw:transform="translate(-0.15735in -0.16064in) rotate(-6.14441) translate(1.22649in 3.61081in)"><svg:title/><svg:desc/><text:p text:style-name="a22" text:class-names="" text:cond-style-name=""><text:span text:style-name="a21" text:class-names=""/></text:p><draw:enhanced-geometry draw:type="non-primitive" svg:viewBox="0 0 293782 287754" draw:enhanced-path="M 235025 0 L 235025 146829 293782 146829 146891 287754 0 146829 58757 146829 58757 0 235025 0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3782"/><draw:equation draw:name="f7" draw:formula="?f4 / 287754"/><draw:equation draw:name="f8" draw:formula="0 * ?f5 / 293782"/><draw:equation draw:name="f9" draw:formula="57551 * ?f4 / 287754"/><draw:equation draw:name="f10" draw:formula="149905 * ?f5 / 293782"/><draw:equation draw:name="f11" draw:formula="0 * ?f4 / 287754"/><draw:equation draw:name="f12" draw:formula="293782 * ?f5 / 293782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in" svg:y="3.92in" svg:width="2.74759in" svg:height="1.49088in" draw:id="id8" draw:style-name="a26"><svg:title/><svg:desc/><text:p text:style-name="a25" text:class-names="" text:cond-style-name=""><text:span text:style-name="a24" text:class-names="">Pembahasan draft visi, misi, tujuan dan sasaran Prodi Sistem Informasi dalam rapat yang melibatkan dosen, tenaga kependidikan, Jurusan, Fakultas, LPM, mahasiswa dan alumni<text:s text:c="1"/></text:span></text:p><draw:enhanced-geometry draw:type="non-primitive" svg:viewBox="0 0 2512400 1363261" draw:enhanced-path="M 0 136326 C 0 61035 61035 0 136326 0 L 2376074 0 C 2451365 0 2512400 61035 2512400 136326 L 2512400 1226935 C 2512400 1302226 2451365 1363261 2376074 1363261 L 136326 1363261 C 61035 1363261 0 1302226 0 1226935 L 0 136326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12400"/><draw:equation draw:name="f7" draw:formula="?f4 / 1363261"/><draw:equation draw:name="f8" draw:formula="0 * ?f5 / 2512400"/><draw:equation draw:name="f9" draw:formula="136326 * ?f4 / 1363261"/><draw:equation draw:name="f10" draw:formula="136326 * ?f5 / 2512400"/><draw:equation draw:name="f11" draw:formula="0 * ?f4 / 1363261"/><draw:equation draw:name="f12" draw:formula="2376074 * ?f5 / 2512400"/><draw:equation draw:name="f13" draw:formula="2512400 * ?f5 / 2512400"/><draw:equation draw:name="f14" draw:formula="1226935 * ?f4 / 1363261"/><draw:equation draw:name="f15" draw:formula="1363261 * ?f4 / 136326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width="0.31962in" svg:height="0.31469in" draw:id="id9" draw:style-name="a29" draw:transform="translate(-0.15981in -0.15735in) rotate(-0.00039) translate(3.04007in 4.66609in)"><svg:title/><svg:desc/><text:p text:style-name="a28" text:class-names="" text:cond-style-name=""><text:span text:style-name="a27" text:class-names=""/></text:p><draw:enhanced-geometry draw:type="non-primitive" svg:viewBox="0 0 292258 287754" draw:enhanced-path="M 0 57551 L 148381 57551 148381 0 292258 143877 148381 287754 148381 230203 0 230203 0 5755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2258"/><draw:equation draw:name="f7" draw:formula="?f4 / 287754"/><draw:equation draw:name="f8" draw:formula="0 * ?f5 / 292258"/><draw:equation draw:name="f9" draw:formula="57551 * ?f4 / 287754"/><draw:equation draw:name="f10" draw:formula="148381 * ?f5 / 292258"/><draw:equation draw:name="f11" draw:formula="0 * ?f4 / 287754"/><draw:equation draw:name="f12" draw:formula="292258 * ?f5 / 292258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3.35065in" svg:y="4.33766in" svg:width="0.94999in" svg:height="0.65746in" draw:id="id10" draw:style-name="a32"><svg:title/><svg:desc/><text:p text:style-name="a31" text:class-names="" text:cond-style-name=""><text:span text:style-name="a30" text:class-names="">Revisi Draft</text:span></text:p><draw:enhanced-geometry draw:type="non-primitive" svg:viewBox="0 0 868671 601179" draw:enhanced-path="M 0 60118 C 0 26916 26916 0 60118 0 L 808553 0 C 841755 0 868671 26916 868671 60118 L 868671 541061 C 868671 574263 841755 601179 808553 601179 L 60118 601179 C 26916 601179 0 574263 0 541061 L 0 6011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68671"/><draw:equation draw:name="f7" draw:formula="?f4 / 601179"/><draw:equation draw:name="f8" draw:formula="0 * ?f5 / 868671"/><draw:equation draw:name="f9" draw:formula="60118 * ?f4 / 601179"/><draw:equation draw:name="f10" draw:formula="60118 * ?f5 / 868671"/><draw:equation draw:name="f11" draw:formula="0 * ?f4 / 601179"/><draw:equation draw:name="f12" draw:formula="808553 * ?f5 / 868671"/><draw:equation draw:name="f13" draw:formula="868671 * ?f5 / 868671"/><draw:equation draw:name="f14" draw:formula="541061 * ?f4 / 601179"/><draw:equation draw:name="f15" draw:formula="601179 * ?f4 / 601179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4123in" svg:y="4.50905in" svg:width="0.26901in" svg:height="0.31469in" draw:id="id11" draw:style-name="a35"><svg:title/><svg:desc/><text:p text:style-name="a34" text:class-names="" text:cond-style-name=""><text:span text:style-name="a33" text:class-names=""/></text:p><draw:enhanced-geometry draw:type="non-primitive" svg:viewBox="0 0 245983 287754" draw:enhanced-path="M 0 57551 L 122992 57551 122992 0 245983 143877 122992 287754 122992 230203 0 230203 0 57551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5983"/><draw:equation draw:name="f7" draw:formula="?f4 / 287754"/><draw:equation draw:name="f8" draw:formula="0 * ?f5 / 245983"/><draw:equation draw:name="f9" draw:formula="57551 * ?f4 / 287754"/><draw:equation draw:name="f10" draw:formula="122992 * ?f5 / 245983"/><draw:equation draw:name="f11" draw:formula="0 * ?f4 / 287754"/><draw:equation draw:name="f12" draw:formula="245983 * ?f5 / 245983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80821in" svg:y="4.09507in" svg:width="1.65881in" svg:height="1.14264in" draw:id="id12" draw:style-name="a38"><svg:title/><svg:desc/><text:p text:style-name="a37" text:class-names="" text:cond-style-name=""><text:span text:style-name="a36" text:class-names="">Tersusunnya visi, misi, tujuan dan sasaran Prodi Sistem Informasi<text:s text:c="1"/></text:span></text:p><draw:enhanced-geometry draw:type="non-primitive" svg:viewBox="0 0 1516815 1044828" draw:enhanced-path="M 0 104483 C 0 46779 46779 0 104483 0 L 1412332 0 C 1470036 0 1516815 46779 1516815 104483 L 1516815 940345 C 1516815 998049 1470036 1044828 1412332 1044828 L 104483 1044828 C 46779 1044828 0 998049 0 940345 L 0 104483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16815"/><draw:equation draw:name="f7" draw:formula="?f4 / 1044828"/><draw:equation draw:name="f8" draw:formula="0 * ?f5 / 1516815"/><draw:equation draw:name="f9" draw:formula="104483 * ?f4 / 1044828"/><draw:equation draw:name="f10" draw:formula="104483 * ?f5 / 1516815"/><draw:equation draw:name="f11" draw:formula="0 * ?f4 / 1044828"/><draw:equation draw:name="f12" draw:formula="1412332 * ?f5 / 1516815"/><draw:equation draw:name="f13" draw:formula="1516815 * ?f5 / 1516815"/><draw:equation draw:name="f14" draw:formula="940345 * ?f4 / 1044828"/><draw:equation draw:name="f15" draw:formula="1044828 * ?f4 / 104482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width="0.36498in" svg:height="0.31469in" draw:id="id13" draw:style-name="a41" draw:transform="translate(-0.18249in -0.15735in) rotate(-5.55958) translate(4.74063in 5.45884in)"><svg:title/><svg:desc/><text:p text:style-name="a40" text:class-names="" text:cond-style-name=""><text:span text:style-name="a39" text:class-names=""/></text:p><draw:enhanced-geometry draw:type="non-primitive" svg:viewBox="0 0 333741 287754" draw:enhanced-path="M 333741 230203 L 143877 230203 143877 287754 0 143877 143877 0 143877 57551 333741 57551 333741 230203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3741"/><draw:equation draw:name="f7" draw:formula="?f4 / 287754"/><draw:equation draw:name="f8" draw:formula="0 * ?f5 / 333741"/><draw:equation draw:name="f9" draw:formula="57551 * ?f4 / 287754"/><draw:equation draw:name="f10" draw:formula="189864 * ?f5 / 333741"/><draw:equation draw:name="f11" draw:formula="0 * ?f4 / 287754"/><draw:equation draw:name="f12" draw:formula="333741 * ?f5 / 333741"/><draw:equation draw:name="f13" draw:formula="143877 * ?f4 / 287754"/><draw:equation draw:name="f14" draw:formula="287754 * ?f4 / 287754"/><draw:equation draw:name="f15" draw:formula="230203 * ?f4 / 28775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44693in" svg:y="5.69366in" svg:width="2.80926in" svg:height="1.1013in" draw:id="id14" draw:style-name="a44"><svg:title/><svg:desc/><text:p text:style-name="a43" text:class-names="" text:cond-style-name=""><text:span text:style-name="a42" text:class-names="">Sosialisasi visi, misi, tujuan dan sasaran Prodi Sistem Informasi melalui rapat, kegiatan mahasiswa, brosur, web</text:span></text:p><draw:enhanced-geometry draw:type="non-primitive" svg:viewBox="0 0 2568790 1007025" draw:enhanced-path="M 0 100703 C 0 45086 45086 0 100703 0 L 2468088 0 C 2523705 0 2568791 45086 2568791 100703 2568791 369243 2568790 637783 2568790 906323 2568790 961940 2523704 1007026 2468087 1007026 L 100703 1007025 C 45086 1007025 0 961939 0 906322 L 0 100703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68790"/><draw:equation draw:name="f7" draw:formula="?f4 / 1007025"/><draw:equation draw:name="f8" draw:formula="0 * ?f5 / 2568790"/><draw:equation draw:name="f9" draw:formula="100703 * ?f4 / 1007025"/><draw:equation draw:name="f10" draw:formula="100703 * ?f5 / 2568790"/><draw:equation draw:name="f11" draw:formula="0 * ?f4 / 1007025"/><draw:equation draw:name="f12" draw:formula="2468088 * ?f5 / 2568790"/><draw:equation draw:name="f13" draw:formula="2568791 * ?f5 / 2568790"/><draw:equation draw:name="f14" draw:formula="2568790 * ?f5 / 2568790"/><draw:equation draw:name="f15" draw:formula="906323 * ?f4 / 1007025"/><draw:equation draw:name="f16" draw:formula="2468087 * ?f5 / 2568790"/><draw:equation draw:name="f17" draw:formula="1007026 * ?f4 / 1007025"/><draw:equation draw:name="f18" draw:formula="1007025 * ?f4 / 1007025"/><draw:equation draw:name="f19" draw:formula="906322 * ?f4 / 100702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X230i</meta:initial-creator>
    <dc:creator>LENOVOX230i</dc:creator>
    <meta:creation-date>2020-11-11T08:10:00Z</meta:creation-date>
    <dc:date>2020-11-11T08:23:00Z</dc:date>
    <meta:template xlink:href="Normal.dotm" xlink:type="simple"/>
    <meta:editing-cycles>2</meta:editing-cycles>
    <meta:editing-duration>PT780S</meta:editing-duration>
    <meta:document-statistic meta:page-count="1" meta:paragraph-count="1" meta:word-count="0" meta:character-count="1" meta:row-count="1" meta:non-whitespace-character-count="1"/>
  </office:meta>
</office:document-meta>
</file>